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l" svg:font-family="Arail"/>
    <style:font-face style:name="Time new" svg:font-family="'Time new'"/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Amiri Quran" svg:font-family="'Amiri Quran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P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0pt" fo:font-weight="bold" officeooo:rsid="001d204d" officeooo:paragraph-rsid="001d204d" style:font-size-asian="8.75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bold" officeooo:rsid="001d204d" officeooo:paragraph-rsid="001d204d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1d204d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24c655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74c5e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b0ce6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solid" style:text-underline-width="auto" style:text-underline-color="font-color" fo:font-weight="bold" officeooo:rsid="002a969d" officeooo:paragraph-rsid="002a969d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edbe9" officeooo:paragraph-rsid="0030c031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2pt" fo:font-weight="bold" officeooo:rsid="001d204d" officeooo:paragraph-rsid="0024c655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fo:font-weight="normal" officeooo:rsid="0024c655" officeooo:paragraph-rsid="0024c655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fo:font-weight="normal" officeooo:rsid="00267bf6" officeooo:paragraph-rsid="002a45de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text-properties style:font-name="Accanthis ADF Std No2" fo:font-style="italic" style:font-style-asian="italic" style:font-style-complex="italic"/>
    </style:style>
    <style:style style:name="P1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2edbe9" officeooo:paragraph-rsid="002edbe9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2edbe9" officeooo:paragraph-rsid="0030c031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0c031" officeooo:paragraph-rsid="0030c031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0fb1f" officeooo:paragraph-rsid="0030fb1f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1b9bc" officeooo:paragraph-rsid="0031b9bc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master-page-name="">
      <loext:graphic-properties draw:fill="solid" draw:fill-color="#999999" draw:fill-image-width="0cm" draw:fill-image-height="0cm"/>
      <style:paragraph-properties fo:text-align="center" style:justify-single-word="false" style:page-number="auto" fo:background-color="#999999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23c" style:font-weight-asian="normal" style:font-weight-complex="normal"/>
    </style:style>
    <style:style style:name="T3" style:family="text">
      <style:text-properties fo:font-weight="normal" officeooo:rsid="00216706" style:font-weight-asian="normal" style:font-weight-complex="normal"/>
    </style:style>
    <style:style style:name="T4" style:family="text">
      <style:text-properties fo:font-weight="normal" officeooo:rsid="00232292" style:font-weight-asian="normal" style:font-weight-complex="normal"/>
    </style:style>
    <style:style style:name="T5" style:family="text">
      <style:text-properties fo:font-size="16pt" officeooo:rsid="0024c655" style:font-size-asian="14pt" style:font-size-complex="16pt"/>
    </style:style>
    <style:style style:name="T6" style:family="text">
      <style:text-properties style:text-underline-style="solid" style:text-underline-width="auto" style:text-underline-color="font-color" officeooo:rsid="0024c655"/>
    </style:style>
    <style:style style:name="T7" style:family="text">
      <style:text-properties style:text-underline-style="solid" style:text-underline-width="auto" style:text-underline-color="font-color" officeooo:rsid="002d7648"/>
    </style:style>
    <style:style style:name="T8" style:family="text">
      <style:text-properties style:text-underline-style="solid" style:text-underline-width="auto" style:text-underline-color="font-color" fo:font-weight="bold" officeooo:rsid="002edbe9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officeooo:rsid="0024c655" style:font-weight-asian="normal" style:font-weight-complex="normal"/>
    </style:style>
    <style:style style:name="T11" style:family="text">
      <style:text-properties style:text-underline-style="none" officeooo:rsid="00267bf6"/>
    </style:style>
    <style:style style:name="T12" style:family="text">
      <style:text-properties style:text-underline-style="none" officeooo:rsid="00290f7a"/>
    </style:style>
    <style:style style:name="T13" style:family="text">
      <style:text-properties style:text-underline-style="none" officeooo:rsid="002ba6c6"/>
    </style:style>
    <style:style style:name="T14" style:family="text">
      <style:text-properties style:text-underline-style="none" officeooo:rsid="002d7648"/>
    </style:style>
    <style:style style:name="T15" style:family="text">
      <style:text-properties style:text-underline-style="none" fo:font-weight="bold" officeooo:rsid="00290f7a" style:font-weight-asian="bold" style:font-weight-complex="bold"/>
    </style:style>
    <style:style style:name="T16" style:family="text">
      <style:text-properties style:font-name="Liberation Sans1" style:text-underline-style="none" officeooo:rsid="00290f7a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ans1" style:text-underline-style="none" officeooo:rsid="002b0ce6"/>
    </style:style>
    <style:style style:name="T19" style:family="text">
      <style:text-properties style:text-position="super 58%" officeooo:rsid="0031b9bc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31b9bc"/>
    </style:style>
    <style:style style:name="T22" style:family="text">
      <style:text-properties style:text-position="0% 100%" officeooo:rsid="0032b926"/>
    </style:style>
    <style:style style:name="T23" style:family="text">
      <style:text-properties officeooo:rsid="002d7648"/>
    </style:style>
    <style:style style:name="T24" style:family="text">
      <style:text-properties officeooo:rsid="002edbe9"/>
    </style:style>
    <style:style style:name="T25" style:family="text">
      <style:text-properties officeooo:rsid="0030c031"/>
    </style:style>
    <style:style style:name="T26" style:family="text">
      <style:text-properties officeooo:rsid="0031b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ous-séquences maximales</text:p>
      <text:p text:style-name="P1"/>
      <text:p text:style-name="P2">Auteurs : <text:span text:style-name="T1">PELLETIER Sébastien, BOUDERMINE Antoine</text:span></text:p>
      <text:p text:style-name="P2"><text:span text:style-name="T1">TP1 Complexité – M1 Informatique</text:span></text:p>
      <text:p text:style-name="P2"><text:span text:style-name="T1"/></text:p>
      <text:p text:style-name="P3"><text:span text:style-name="T1"/></text:p>
      <text:p text:style-name="P3"><text:span text:style-name="T1"><text:tab/><text:tab/></text:span>Introduction</text:p>
      <text:p text:style-name="P2"><text:span text:style-name="T1"/></text:p>
      <text:p text:style-name="P2"><text:span text:style-name="T1"/></text:p>
      <text:p text:style-name="P4"><text:tab/><text:span text:style-name="T1">Au cours de ces expérimentations nous allons étudier différents algorithmes permettant de déterminer la </text:span><text:span text:style-name="T2">sous séquence dont la somme des éléments est maximale, elle est appelé </text:span><text:span text:style-name="T1">sous-séquence </text:span><text:span text:style-name="T2">maximales. <text:line-break/></text:span><text:span text:style-name="T3">Nous allons ici nous intéresser à la complexité en temps </text:span><text:span text:style-name="T4">dans le pire des cas</text:span><text:span text:style-name="T3"> des algorithmes répondant à cette problématique.</text:span></text:p>
      <text:p text:style-name="P4"><text:span text:style-name="T3"/></text:p>
      <text:p text:style-name="P4"><text:span text:style-name="T3"/></text:p>
      <text:p text:style-name="P5"><text:span text:style-name="T3"><text:tab/><text:tab/></text:span><text:span text:style-name="T5">Algorithmes (pseudo code) utilisés</text:span></text:p>
      <text:p text:style-name="P5"><text:span text:style-name="T5"/></text:p>
      <text:p text:style-name="P11"/>
      <text:p text:style-name="P4"><text:span text:style-name="T3"><text:tab/></text:span><text:span text:style-name="T7">(i) </text:span><text:span text:style-name="T6">Algorithme naïf</text:span></text:p>
      <text:p text:style-name="P4"><text:span text:style-name="T10"/></text:p>
      <text:p text:style-name="P12"><text:span text:style-name="T9"/></text:p>
      <text:p text:style-name="P12"><text:span text:style-name="T9">ENTREE</text:span></text:p>
      <text:p text:style-name="P12"><text:span text:style-name="T9"><text:tab/>t un tableau d’entier relatif</text:span></text:p>
      <text:p text:style-name="P12"><text:span text:style-name="T9"><text:tab/>n la taille du tableau t</text:span></text:p>
      <text:p text:style-name="P12"><text:span text:style-name="T9">VARIABLES</text:span></text:p>
      <text:p text:style-name="P12"><text:span text:style-name="T9"><text:tab/>i, j, k, imax, jmax, somme_max, somme des entiers</text:span></text:p>
      <text:p text:style-name="P12"><text:span text:style-name="T9"/></text:p>
      <text:p text:style-name="P12"><text:span text:style-name="T9">DEBUT</text:span></text:p>
      <text:p text:style-name="P12"><text:span text:style-name="T9"/></text:p>
      <text:p text:style-name="P12"><text:span text:style-name="T9">somme_max = t[0]</text:span></text:p>
      <text:p text:style-name="P12"><text:span text:style-name="T9">pour i = 0 i &lt; n, <text:s/>i = i + 1<text:tab/> <text:s text:c="4"/></text:span></text:p>
      <text:p text:style-name="P12"><text:span text:style-name="T9"><text:tab/>pour j = i, <text:s/>j &lt; n, <text:s/>j = j + 1</text:span></text:p>
      <text:p text:style-name="P12"><text:span text:style-name="T9"><text:tab/><text:tab/>somme = 0</text:span></text:p>
      <text:p text:style-name="P12"><text:span text:style-name="T9"><text:tab/><text:tab/>pour k = i, k &lt; j, k = k + 1</text:span></text:p>
      <text:p text:style-name="P12"><text:span text:style-name="T9"><text:tab/><text:tab/><text:tab/>somme += t[k]</text:span></text:p>
      <text:p text:style-name="P12"><text:span text:style-name="T9"><text:tab/><text:tab/><text:tab/>si somme &gt; somme_max alors</text:span></text:p>
      <text:p text:style-name="P12"><text:span text:style-name="T9"><text:tab/><text:tab/><text:tab/><text:tab/>somme_max = somme</text:span></text:p>
      <text:p text:style-name="P12"><text:span text:style-name="T9"><text:tab/><text:tab/><text:tab/><text:tab/>imax = i</text:span></text:p>
      <text:p text:style-name="P12"><text:span text:style-name="T9"><text:tab/><text:tab/><text:tab/><text:tab/>max = j</text:span></text:p>
      <text:p text:style-name="P12"><text:span text:style-name="T9"><text:tab/><text:tab/><text:tab/></text:span><text:span text:style-name="T11">fin-si</text:span></text:p>
      <text:p text:style-name="P12"><text:span text:style-name="T9"><text:tab/><text:tab/> fin-</text:span><text:span text:style-name="T11">pour</text:span></text:p>
      <text:p text:style-name="P12"><text:span text:style-name="T9"><text:tab/> fin-pour</text:span></text:p>
      <text:p text:style-name="P12"><text:span text:style-name="T9"><text:s text:c="2"/>fin-pour</text:span></text:p>
      <text:p text:style-name="P13"><text:span text:style-name="T9">SORTIE</text:span></text:p>
      <text:p text:style-name="P13"><text:span text:style-name="T9"><text:tab/>imax, jmax, somme_max</text:span></text:p>
      <text:p text:style-name="P6"><text:soft-page-break/><text:span text:style-name="T9"><text:tab/>Ici, </text:span><text:span text:style-name="T13">l</text:span><text:span text:style-name="T9">a complexité de la première boucle couplé à la deuxième produit la somme des n premiers entiers (formule : n(n-1)/2) et est donc quadratique.</text:span></text:p>
      <text:p text:style-name="P6"><text:span text:style-name="T9">la dernière boucle ajoute un passage supplémentaire </text:span><text:span text:style-name="T12">en temps linéaire</text:span><text:span text:style-name="T9"> ce qui conduit l'algorithme à avoir une complexité final cubique. </text:span><text:span text:style-name="T12">T(n)=O(n</text:span><text:span text:style-name="T16">³</text:span><text:span text:style-name="T12">)</text:span></text:p>
      <text:p text:style-name="P6"><text:span text:style-name="T12"/></text:p>
      <text:p text:style-name="P6"><text:span text:style-name="T12"/></text:p>
      <text:p text:style-name="P9"><text:span text:style-name="T12"><text:tab/></text:span><text:span text:style-name="T23">(ii) A</text:span>lgorithme naïf optimisé</text:p>
      <text:p text:style-name="P6"><text:span text:style-name="T12"/></text:p>
      <text:p text:style-name="P14">ENTREE</text:p>
      <text:p text:style-name="P14"><text:span text:style-name="T12"><text:tab/>tab : </text:span><text:span text:style-name="T9">tableau d’entiers relatifs</text:span></text:p>
      <text:p text:style-name="P14"><text:tab/>n : taille du tableau tab</text:p>
      <text:p text:style-name="P14">VARIABLES</text:p>
      <text:p text:style-name="P14"><text:span text:style-name="T9"><text:tab/></text:span><text:span text:style-name="T12">i, j, k, l, somme_temp, somme : </text:span><text:span text:style-name="T9">entiers</text:span></text:p>
      <text:p text:style-name="P14"/>
      <text:p text:style-name="P14">DEBUT<text:tab/></text:p>
      <text:p text:style-name="P14"><text:tab/></text:p>
      <text:p text:style-name="P14"><text:tab/>pour i = 0; i &lt; n; i++</text:p>
      <text:p text:style-name="P14"><text:tab/><text:tab/>somme_temp = 0</text:p>
      <text:p text:style-name="P14"><text:tab/><text:tab/>pour j = i; j &lt; n; j++</text:p>
      <text:p text:style-name="P14"><text:tab/><text:tab/><text:tab/>somme_temp += tab[j]</text:p>
      <text:p text:style-name="P14"><text:tab/><text:tab/><text:tab/>si somme_temp &gt; somme alors</text:p>
      <text:p text:style-name="P14"><text:tab/><text:tab/><text:tab/><text:tab/>somme = semme_temp</text:p>
      <text:p text:style-name="P14"><text:tab/><text:tab/><text:tab/><text:tab/>k = i</text:p>
      <text:p text:style-name="P14"><text:tab/><text:tab/><text:tab/><text:tab/>l = j</text:p>
      <text:p text:style-name="P14"><text:tab/><text:tab/><text:tab/><text:span text:style-name="T24">fin-si</text:span></text:p>
      <text:p text:style-name="P14"><text:tab/><text:tab/><text:span text:style-name="T24">fin-pour</text:span></text:p>
      <text:p text:style-name="P14"><text:tab/><text:span text:style-name="T24">fin-pour</text:span></text:p>
      <text:p text:style-name="P14"/>
      <text:p text:style-name="P14"><text:span text:style-name="T12">S</text:span><text:span text:style-name="T9">ORTIE</text:span></text:p>
      <text:p text:style-name="P14"><text:tab/>k, l, somme</text:p>
      <text:p text:style-name="P8"><text:span text:style-name="T9"/></text:p>
      <text:p text:style-name="P8"><text:span text:style-name="T9"/></text:p>
      <text:p text:style-name="P7"><text:span text:style-name="T14">L</text:span><text:span text:style-name="T9">a complexité de la première boucle couplé à la deuxième produit la somme des n premiers entiers (formule : n(n-1)/2). </text:span><text:span text:style-name="T14">Cet algorithme </text:span><text:span text:style-name="T9">est donc </text:span><text:span text:style-name="T14">de complexité </text:span><text:span text:style-name="T9">quadratique. </text:span><text:span text:style-name="T12">T(n)=O(n</text:span><text:span text:style-name="T18">2</text:span><text:span text:style-name="T12">).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10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/></text:p>
      <text:p text:style-name="P7"><text:span text:style-name="T12"/></text:p>
      <text:p text:style-name="P7"><text:span text:style-name="T12"/></text:p>
      <text:p text:style-name="P7"><text:span text:style-name="T15"><text:tab/></text:span><text:span text:style-name="T8">(iii) Diviser pour régner</text:span></text:p>
      <text:p text:style-name="P7"><text:span text:style-name="T8"/></text:p>
      <text:p text:style-name="P7"><text:span text:style-name="T8"/></text:p>
      <text:p text:style-name="P15">ENTRE</text:p>
      <text:p text:style-name="P15"><text:tab/>tab un tableau d’entier de taille n</text:p>
      <text:p text:style-name="P15">VARIABLE</text:p>
      <text:p text:style-name="P15"><text:tab/>Seq_g une séquence maximale</text:p>
      <text:p text:style-name="P15"><text:tab/>Seq_d une séquence maximale</text:p>
      <text:p text:style-name="P16"><text:tab/>Seq_<text:span text:style-name="T25">m</text:span> une séquence maximale</text:p>
      <text:p text:style-name="P15">DEBUT</text:p>
      <text:p text:style-name="P15"><text:tab/>seq_g = genérer_seq_max(tab, 0, n/2 – 1)</text:p>
      <text:p text:style-name="P15"><text:tab/>seq_d = genérer_seq_max(tab, n/2, n – 1)</text:p>
      <text:p text:style-name="P15"/>
      <text:p text:style-name="P15"><text:tab/><text:span text:style-name="T25">max = tab[i]</text:span></text:p>
      <text:p text:style-name="P15"><text:tab/>pour i = (n/2)-2 ; i &gt;= 0; i--</text:p>
      <text:p text:style-name="P15"><text:tab/><text:tab/>somme += tab[i]</text:p>
      <text:p text:style-name="P15"><text:tab/><text:tab/>si somme &gt; max</text:p>
      <text:p text:style-name="P15"><text:tab/><text:tab/><text:tab/>imin = i</text:p>
      <text:p text:style-name="P15"><text:tab/><text:tab/><text:tab/>max = somme</text:p>
      <text:p text:style-name="P15"><text:tab/><text:tab/>fin-si</text:p>
      <text:p text:style-name="P15"><text:tab/><text:span text:style-name="T25">fin-pour</text:span></text:p>
      <text:p text:style-name="P15"/>
      <text:p text:style-name="P15"><text:tab/><text:span text:style-name="T25">somme = tab[j]</text:span></text:p>
      <text:p text:style-name="P15"><text:tab/><text:span text:style-name="T25">pour</text:span> j = (n/2); j &lt; n; j++</text:p>
      <text:p text:style-name="P15"><text:tab/><text:tab/>somme += tab[j]</text:p>
      <text:p text:style-name="P15"><text:tab/><text:tab/><text:span text:style-name="T25">si </text:span>somme &gt; max</text:p>
      <text:p text:style-name="P15"><text:tab/><text:tab/><text:tab/>jmax = j</text:p>
      <text:p text:style-name="P15"><text:tab/><text:tab/><text:tab/>max = somme</text:p>
      <text:p text:style-name="P15"><text:tab/><text:tab/><text:span text:style-name="T25">fin-si</text:span></text:p>
      <text:p text:style-name="P15"><text:tab/><text:span text:style-name="T25">fin-pour</text:span></text:p>
      <text:p text:style-name="P15"/>
      <text:p text:style-name="P15"><text:tab/><text:span text:style-name="T25">Seq_m = GetSeq(tab, imax, jmax)</text:span></text:p>
      <text:p text:style-name="P15"/>
      <text:p text:style-name="P15"><text:tab/><text:span text:style-name="T26">résultat = max( Seq_d, Seq_g, Seq_m)</text:span></text:p>
      <text:p text:style-name="P17">SORTIE</text:p>
      <text:p text:style-name="P17"><text:tab/><text:span text:style-name="T26">résultat</text:span></text:p>
      <text:p text:style-name="P17"/>
      <text:p text:style-name="P18"><text:tab/>La fonction genérer_seq_max trouve la séquence maximale du tab donné délimité par les indice en utilisant un <text:span text:style-name="T26">algorithme</text:span> en O(n<text:span text:style-name="T17">2</text:span><text:span text:style-name="T20">).</text:span></text:p>
      <text:p text:style-name="P18"><text:span text:style-name="T20">La fonction max retourne la plus grande sous séquence maximal.</text:span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oft-page-break/><text:span text:style-name="T20"><text:tab/></text:span><text:span text:style-name="T21">Pour cette algorithme la complexité est </text:span><text:span text:style-name="T22">légèrement</text:span><text:span text:style-name="T21"> inférieure à celle de l’algorithme précédent mais reste en O(n</text:span><text:span text:style-name="T19">2</text:span><text:span text:style-name="T21">). Plus </text:span><text:span text:style-name="T22">précisément</text:span><text:span text:style-name="T21"> n</text:span><text:span text:style-name="T19">2</text:span><text:span text:style-name="T21">/4 – n/2 plutôt que</text:span></text:p>
      <text:p text:style-name="P19"><text:span text:style-name="T21">n</text:span><text:span text:style-name="T17">2</text:span><text:span text:style-name="T20">/2 – n/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il" svg:font-family="Arail"/>
    <style:font-face style:name="Time new" svg:font-family="'Time new'"/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Amiri Quran" svg:font-family="'Amiri Quran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family="Arial" style:font-family-generic="swiss" fo:font-size="13pt" fo:font-style="normal" fo:font-weight="normal" officeooo:rsid="002b0ce6" style:font-size-asian="11.3500003814697pt" style:font-style-asian="normal" style:font-weight-asian="normal" style:font-size-complex="13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03:23.653549919</meta:creation-date>
    <meta:generator>LibreOffice/5.1.4.2$Linux_X86_64 LibreOffice_project/10m0$Build-2</meta:generator>
    <dc:date>2016-09-21T19:28:15.820986520</dc:date>
    <meta:editing-duration>PT38M19S</meta:editing-duration>
    <meta:editing-cycles>16</meta:editing-cycles>
    <meta:document-statistic meta:table-count="0" meta:image-count="0" meta:object-count="0" meta:page-count="4" meta:paragraph-count="87" meta:word-count="463" meta:character-count="2660" meta:non-whitespace-character-count="2148"/>
  </office:meta>
</office:document-meta>
</file>